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11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9-1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6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2-2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10-2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08-25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03-3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4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6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8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6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12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5-0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4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2-01-0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1-11-0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1-09-09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1-07-22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1-05-13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1-03-1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1-01-2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0-11-10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0-09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0-07-10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0-05-2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0-02-25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20-01-0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9-11-06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9-09-1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9-07-24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9-06-05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9-04-10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9-02-12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12-1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10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08-2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06-27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05-1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03-2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8-01-23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7-12-1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7-10-2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7-09-0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7-07-2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6-12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6-10-11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6-08-0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6-05-2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6-04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6-02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5-12-1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5-08-2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5-07-0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5-05-1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5-03-12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5-01-08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4-11-0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4-09-1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4-07-2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4-05-22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4-04-0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4-01-22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3-10-31 0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3-08-21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3-06-26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3-05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3-03-1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3-01-30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12-12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10-3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09-19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07-3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06-13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05-02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03-07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2-01-18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12-14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10-2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9-1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8-0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7-2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22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9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6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6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2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4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6-02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8-04-2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7-30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5-3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5-1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5-0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5-0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4-2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4-0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7-04-02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5</text:p>
          </table:table-cell>
          <table:table-cell office:value-type="string" calcext:value-type="string">
            <text:p>2006-1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7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216" meta:object-count="0"/>
    <meta:user-defined meta:name="AppVersion">3.0</meta:user-defined>
  </office:meta>
</office:document-meta>
</file>